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3835in"/>
    </style:style>
    <style:style style:name="co2" style:family="table-column">
      <style:table-column-properties fo:break-before="auto" style:column-width="1.8193in"/>
    </style:style>
    <style:style style:name="co3" style:family="table-column">
      <style:table-column-properties fo:break-before="auto" style:column-width="1.786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etcd 0.4.5" table:style-name="ta1">
        <table:shapes>
          <draw:frame draw:z-index="0" draw:style-name="gr1" draw:text-style-name="P1" svg:width="6.2996in" svg:height="3.5449in" svg:x="6.9244in" svg:y="0.2299in">
            <draw:object draw:notify-on-update-of-ranges="'etcd 0.4.5'.A2:'etcd 0.4.5'.A9 'etcd 0.4.5'.B1:'etcd 0.4.5'.B1 'etcd 0.4.5'.B2:'etcd 0.4.5'.B9 'etcd 0.4.5'.C1:'etcd 0.4.5'.C1 'etcd 0.4.5'.C2:'etcd 0.4.5'.C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96in" svg:height="3.5453in" svg:x="13.4433in" svg:y="0.1882in">
            <draw:object draw:notify-on-update-of-ranges="'etcd 0.4.5'.A2:'etcd 0.4.5'.A9 'etcd 0.4.5'.C1:'etcd 0.4.5'.C1 'etcd 0.4.5'.C2:'etcd 0.4.5'.C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96in" svg:height="3.5453in" svg:x="8.9287in" svg:y="4.0264in">
            <draw:object draw:notify-on-update-of-ranges="'etcd 0.4.5'.A2:'etcd 0.4.5'.A8 'etcd 0.4.5'.B1:'etcd 0.4.5'.B1 'etcd 0.4.5'.B2:'etcd 0.4.5'.B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um Projects</text:p>
          </table:table-cell>
          <table:table-cell table:style-name="ce1" office:value-type="string" calcext:value-type="string">
            <text:p>Etcd Memory Usage (MB)</text:p>
          </table:table-cell>
          <table:table-cell table:style-name="ce1" office:value-type="string" calcext:value-type="string">
            <text:p>Etcd Snapshot Size (MB)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934.36" calcext:value-type="float">
            <text:p>934.3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1637.288" calcext:value-type="float">
            <text:p>1637.28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2519.716" calcext:value-type="float">
            <text:p>2519.716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3325.1" calcext:value-type="float">
            <text:p>3325.1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3417.092" calcext:value-type="float">
            <text:p>3417.092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5094.072" calcext:value-type="float">
            <text:p>5094.072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5750.968" calcext:value-type="float">
            <text:p>5750.968</text:p>
          </table:table-cell>
          <table:table-cell office:value-type="float" office:value="387" calcext:value-type="float">
            <text:p>387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string" calcext:value-type="string">
            <text:p>N=730000 project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ime to populate</text:p>
          </table:table-cell>
          <table:table-cell office:value-type="string" calcext:value-type="string">
            <text:p>114 m 24s</text:p>
          </table:table-cell>
          <table:table-cell/>
        </table:table-row>
        <table:table-row table:style-name="ro1">
          <table:table-cell table:style-name="ce1" office:value-type="string" calcext:value-type="string">
            <text:p>Start-up time:</text:p>
          </table:table-cell>
          <table:table-cell office:value-type="string" calcext:value-type="string">
            <text:p>28s</text:p>
          </table:table-cell>
          <table:table-cell/>
        </table:table-row>
        <table:table-row table:style-name="ro1">
          <table:table-cell table:style-name="ce1" office:value-type="string" calcext:value-type="string">
            <text:p>Mem usage after restart:</text:p>
          </table:table-cell>
          <table:table-cell office:value-type="string" calcext:value-type="string">
            <text:p>4356.128 MB</text:p>
          </table:table-cell>
          <table:table-cell/>
        </table:table-row>
        <table:table-row table:style-name="ro1">
          <table:table-cell table:style-name="ce1" office:value-type="string" calcext:value-type="string">
            <text:p>List all projects:</text:p>
          </table:table-cell>
          <table:table-cell office:value-type="string" calcext:value-type="string">
            <text:p>Min .9 s, Max 3.3s</text:p>
          </table:table-cell>
          <table:table-cell/>
        </table:table-row>
        <table:table-row table:style-name="ro1">
          <table:table-cell table:style-name="ce1" office:value-type="string" calcext:value-type="string">
            <text:p>List all deployments (recursive):</text:p>
          </table:table-cell>
          <table:table-cell office:value-type="string" calcext:value-type="string">
            <text:p>Min 2.19s, Max 3.3s</text:p>
          </table:table-cell>
          <table:table-cell/>
        </table:table-row>
        <table:table-row table:style-name="ro1" table:number-rows-repeated="5">
          <table:table-cell table:number-columns-repeated="3"/>
        </table:table-row>
        <table:table-row table:style-name="ro1">
          <table:table-cell office:value-type="string" calcext:value-type="string">
            <text:p><text:span text:style-name="T1">Scenario</text:span>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pulate N projects, where each project has a single deployment config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practice, this results in 4N+1 keys, where 2N + 1 are etcd directory nodes, and 2N are key/value etcd nodes</text:p>
          </table:table-cell>
          <table:table-cell table:number-columns-repeated="2"/>
        </table:table-row>
      </table:table>
      <table:table table:name="etcd 0.5.0-alpha.0" table:style-name="ta1">
        <table:shapes>
          <draw:frame draw:z-index="0" draw:style-name="gr1" draw:text-style-name="P1" svg:width="6.2996in" svg:height="3.5449in" svg:x="6.9244in" svg:y="0.2299in">
            <draw:object draw:notify-on-update-of-ranges="'etcd 0.5.0-alpha.0'.A2:'etcd 0.5.0-alpha.0'.A9 'etcd 0.5.0-alpha.0'.B1:'etcd 0.5.0-alpha.0'.B1 'etcd 0.5.0-alpha.0'.B2:'etcd 0.5.0-alpha.0'.B9 'etcd 0.5.0-alpha.0'.C1:'etcd 0.5.0-alpha.0'.C1 'etcd 0.5.0-alpha.0'.C2:'etcd 0.5.0-alpha.0'.C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6.2996in" svg:height="3.5453in" svg:x="13.4433in" svg:y="0.1882in">
            <draw:object draw:notify-on-update-of-ranges="'etcd 0.5.0-alpha.0'.A2:'etcd 0.5.0-alpha.0'.A9 'etcd 0.5.0-alpha.0'.C1:'etcd 0.5.0-alpha.0'.C1 'etcd 0.5.0-alpha.0'.C2:'etcd 0.5.0-alpha.0'.C9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6.2996in" svg:height="3.5453in" svg:x="8.9287in" svg:y="4.0264in">
            <draw:object draw:notify-on-update-of-ranges="'etcd 0.5.0-alpha.0'.A2:'etcd 0.5.0-alpha.0'.A8 'etcd 0.5.0-alpha.0'.B1:'etcd 0.5.0-alpha.0'.B1 'etcd 0.5.0-alpha.0'.B2:'etcd 0.5.0-alpha.0'.B8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um Projects</text:p>
          </table:table-cell>
          <table:table-cell table:style-name="ce1" office:value-type="string" calcext:value-type="string">
            <text:p>Etcd Memory Usage (MB)</text:p>
          </table:table-cell>
          <table:table-cell table:style-name="ce1" office:value-type="string" calcext:value-type="string">
            <text:p>Etcd Snapshot Size (MB)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802.252" calcext:value-type="float">
            <text:p>802.25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1498.384" calcext:value-type="float">
            <text:p>1498.38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3007.176" calcext:value-type="float">
            <text:p>3007.176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3200.48" calcext:value-type="float">
            <text:p>3200.48</text:p>
          </table:table-cell>
          <table:table-cell office:value-type="float" office:value="216" calcext:value-type="float">
            <text:p>216</text:p>
          </table:table-cell>
        </table:table-row>
        <table:table-row table:style-name="ro1" table:number-rows-repeated="7">
          <table:table-cell table:number-columns-repeated="3"/>
        </table:table-row>
        <table:table-row table:style-name="ro1">
          <table:table-cell office:value-type="string" calcext:value-type="string">
            <text:p>N=430000 project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ime to populate</text:p>
          </table:table-cell>
          <table:table-cell office:value-type="string" calcext:value-type="string">
            <text:p>214 m 33s</text:p>
          </table:table-cell>
          <table:table-cell/>
        </table:table-row>
        <table:table-row table:style-name="ro1">
          <table:table-cell table:style-name="ce1" office:value-type="string" calcext:value-type="string">
            <text:p>Start-up time:</text:p>
          </table:table-cell>
          <table:table-cell office:value-type="string" calcext:value-type="string">
            <text:p>10s</text:p>
          </table:table-cell>
          <table:table-cell/>
        </table:table-row>
        <table:table-row table:style-name="ro1">
          <table:table-cell table:style-name="ce1" office:value-type="string" calcext:value-type="string">
            <text:p>Mem usage after restart:</text:p>
          </table:table-cell>
          <table:table-cell office:value-type="string" calcext:value-type="string">
            <text:p>2747.600 MB</text:p>
          </table:table-cell>
          <table:table-cell/>
        </table:table-row>
        <table:table-row table:style-name="ro1">
          <table:table-cell table:style-name="ce1" office:value-type="string" calcext:value-type="string">
            <text:p>List all projects:</text:p>
          </table:table-cell>
          <table:table-cell office:value-type="string" calcext:value-type="string">
            <text:p>Min .8 s, Max 1.6s</text:p>
          </table:table-cell>
          <table:table-cell/>
        </table:table-row>
        <table:table-row table:style-name="ro1">
          <table:table-cell table:style-name="ce1" office:value-type="string" calcext:value-type="string">
            <text:p>List all deployments (recursive):</text:p>
          </table:table-cell>
          <table:table-cell office:value-type="string" calcext:value-type="string">
            <text:p>Min 1.7s, Max 1.9s</text:p>
          </table:table-cell>
          <table:table-cell/>
        </table:table-row>
        <table:table-row table:style-name="ro1" table:number-rows-repeated="5">
          <table:table-cell table:number-columns-repeated="3"/>
        </table:table-row>
        <table:table-row table:style-name="ro1">
          <table:table-cell office:value-type="string" calcext:value-type="string">
            <text:p><text:span text:style-name="T1">Scenario</text:span>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pulate N projects, where each project has a single deployment config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practice, this results in 4N+1 keys, where 2N + 1 are etcd directory nodes, and 2N are key/value etcd node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31">00/00/0000</text:date>, <text:time style:data-style-name="N2" text:time-value="13:39:56.6509169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9T15:46:02.401942472</meta:creation-date>
    <meta:generator>LibreOffice/4.2.6.3$Linux_X86_64 LibreOffice_project/420$Build-3</meta:generator>
    <dc:date>2014-10-31T10:40:37.457392613</dc:date>
    <meta:editing-duration>PT21H35M35S</meta:editing-duration>
    <meta:editing-cycles>10</meta:editing-cycles>
    <meta:document-statistic meta:table-count="2" meta:cell-count="73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2cm" svg:height="9.005cm" xlink:href=".." xlink:type="simple" chart:class="chart:bar" chart:style-name="ch1">
        <chart:title svg:x="5.219cm" svg:y="0.316cm" chart:style-name="ch2">
          <text:p>Populating Projects at Scale</text:p>
        </chart:title>
        <chart:legend chart:legend-position="bottom" svg:x="3.5cm" svg:y="8.222cm" style:legend-expansion="wide" chart:style-name="ch3"/>
        <chart:plot-area chart:style-name="ch4" table:cell-range-address="'etcd 0.4.5'.A1:'etcd 0.4.5'.C9" chart:data-source-has-labels="both" svg:x="1.331cm" svg:y="1.635cm" svg:width="14.031cm" svg:height="5.426cm">
          <chartooo:coordinate-region svg:x="2.323cm" svg:y="1.834cm" svg:width="13.039cm" svg:height="4.58cm"/>
          <chart:axis chart:dimension="x" chart:name="primary-x" chart:style-name="ch5" chartooo:axis-type="auto">
            <chartooo:date-scale/>
            <chart:title svg:x="7.693cm" svg:y="7.241cm" chart:style-name="ch6">
              <text:p>Projects</text:p>
            </chart:title>
            <chart:categories table:cell-range-address="'etcd 0.4.5'.A2:'etcd 0.4.5'.A9"/>
          </chart:axis>
          <chart:axis chart:dimension="y" chart:name="primary-y" chart:style-name="ch7">
            <chart:title svg:x="0.451cm" svg:y="4.63cm" chart:style-name="ch8">
              <text:p>MB</text:p>
            </chart:title>
            <chart:grid chart:style-name="ch9" chart:class="major"/>
          </chart:axis>
          <chart:series chart:style-name="ch10" chart:values-cell-range-address="'etcd 0.4.5'.B2:'etcd 0.4.5'.B9" chart:label-cell-address="'etcd 0.4.5'.B1:'etcd 0.4.5'.B1" chart:class="chart:bar">
            <chart:data-point chart:repeated="8"/>
          </chart:series>
          <chart:series chart:style-name="ch11" chart:values-cell-range-address="'etcd 0.4.5'.C2:'etcd 0.4.5'.C9" chart:label-cell-address="'etcd 0.4.5'.C1:'etcd 0.4.5'.C1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tcd Memory Usage (MB)</text:p>
                <draw:g>
                  <svg:desc>'etcd 0.4.5'.B1:'etcd 0.4.5'.B1</svg:desc>
                </draw:g>
              </table:table-cell>
              <table:table-cell office:value-type="string">
                <text:p>Etcd Snapshot Size (MB)</text:p>
                <draw:g>
                  <svg:desc>'etcd 0.4.5'.C1:'etcd 0.4.5'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etcd 0.4.5'.A2:'etcd 0.4.5'.A9</svg:desc>
                </draw:g>
              </table:table-cell>
              <table:table-cell office:value-type="float" office:value="0">
                <text:p>0</text:p>
                <draw:g>
                  <svg:desc>'etcd 0.4.5'.B2:'etcd 0.4.5'.B9</svg:desc>
                </draw:g>
              </table:table-cell>
              <table:table-cell office:value-type="float" office:value="0">
                <text:p>0</text:p>
                <draw:g>
                  <svg:desc>'etcd 0.4.5'.C2:'etcd 0.4.5'.C9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934.36">
                <text:p>934.3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1637.288">
                <text:p>1637.28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2519.716">
                <text:p>2519.71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3325.1">
                <text:p>3325.1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3417.092">
                <text:p>3417.092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5094.072">
                <text:p>5094.072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5750.968">
                <text:p>5750.968</text:p>
              </table:table-cell>
              <table:table-cell office:value-type="float" office:value="387">
                <text:p>3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2cm" svg:height="9.006cm" xlink:href=".." xlink:type="simple" chart:class="chart:bar" chart:style-name="ch1">
        <chart:title svg:x="6.026cm" svg:y="0.316cm" chart:style-name="ch2">
          <text:p>Etcd Snapshot Size</text:p>
        </chart:title>
        <chart:legend chart:legend-position="end" svg:x="11.331cm" svg:y="4.204cm" style:legend-expansion="high" chart:style-name="ch3"/>
        <chart:plot-area chart:style-name="ch4" table:cell-range-address="'etcd 0.4.5'.A2:'etcd 0.4.5'.A9 'etcd 0.4.5'.C1:'etcd 0.4.5'.C9" chart:data-source-has-labels="both" svg:x="1.331cm" svg:y="1.635cm" svg:width="9.36cm" svg:height="6.21cm">
          <chartooo:coordinate-region svg:x="2.138cm" svg:y="1.834cm" svg:width="8.508cm" svg:height="4.966cm"/>
          <chart:axis chart:dimension="x" chart:name="primary-x" chart:style-name="ch5" chartooo:axis-type="auto">
            <chartooo:date-scale/>
            <chart:title svg:x="5.358cm" svg:y="8.025cm" chart:style-name="ch6">
              <text:p>Projects</text:p>
            </chart:title>
            <chart:categories table:cell-range-address="'etcd 0.4.5'.A2:'etcd 0.4.5'.A9"/>
          </chart:axis>
          <chart:axis chart:dimension="y" chart:name="primary-y" chart:style-name="ch7">
            <chart:title svg:x="0.451cm" svg:y="5.022cm" chart:style-name="ch8">
              <text:p>MB</text:p>
            </chart:title>
            <chart:grid chart:style-name="ch9" chart:class="major"/>
          </chart:axis>
          <chart:series chart:style-name="ch10" chart:values-cell-range-address="'etcd 0.4.5'.C2:'etcd 0.4.5'.C9" chart:label-cell-address="'etcd 0.4.5'.C1:'etcd 0.4.5'.C1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tcd Snapshot Size (MB)</text:p>
                <draw:g>
                  <svg:desc>'etcd 0.4.5'.C1:'etcd 0.4.5'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etcd 0.4.5'.A2:'etcd 0.4.5'.A9</svg:desc>
                </draw:g>
              </table:table-cell>
              <table:table-cell office:value-type="float" office:value="0">
                <text:p>0</text:p>
                <draw:g>
                  <svg:desc>'etcd 0.4.5'.C2:'etcd 0.4.5'.C9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387">
                <text:p>3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2cm" svg:height="9.006cm" xlink:href=".." xlink:type="simple" chart:class="chart:bar" chart:style-name="ch1">
        <chart:title svg:x="4.214cm" svg:y="0.316cm" chart:style-name="ch2">
          <text:p>Etcd Memory Usage during Population</text:p>
        </chart:title>
        <chart:legend chart:legend-position="end" svg:x="11.252cm" svg:y="4.204cm" style:legend-expansion="high" chart:style-name="ch3"/>
        <chart:plot-area chart:style-name="ch4" table:cell-range-address="'etcd 0.4.5'.A1:'etcd 0.4.5'.B8" chart:data-source-has-labels="both" svg:x="1.331cm" svg:y="1.635cm" svg:width="9.281cm" svg:height="6.21cm">
          <chartooo:coordinate-region svg:x="2.323cm" svg:y="1.834cm" svg:width="8.289cm" svg:height="5.364cm"/>
          <chart:axis chart:dimension="x" chart:name="primary-x" chart:style-name="ch5" chartooo:axis-type="auto">
            <chartooo:date-scale/>
            <chart:title svg:x="5.318cm" svg:y="8.025cm" chart:style-name="ch6">
              <text:p>Projects</text:p>
            </chart:title>
            <chart:categories table:cell-range-address="'etcd 0.4.5'.A2:'etcd 0.4.5'.A8"/>
          </chart:axis>
          <chart:axis chart:dimension="y" chart:name="primary-y" chart:style-name="ch7">
            <chart:title svg:x="0.451cm" svg:y="5.022cm" chart:style-name="ch8">
              <text:p>MB</text:p>
            </chart:title>
            <chart:grid chart:style-name="ch9" chart:class="major"/>
          </chart:axis>
          <chart:series chart:style-name="ch10" chart:values-cell-range-address="'etcd 0.4.5'.B2:'etcd 0.4.5'.B8" chart:label-cell-address="'etcd 0.4.5'.B1:'etcd 0.4.5'.B1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tcd Memory Usage (MB)</text:p>
                <draw:g>
                  <svg:desc>'etcd 0.4.5'.B1:'etcd 0.4.5'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etcd 0.4.5'.A2:'etcd 0.4.5'.A8</svg:desc>
                </draw:g>
              </table:table-cell>
              <table:table-cell office:value-type="float" office:value="0">
                <text:p>0</text:p>
                <draw:g>
                  <svg:desc>'etcd 0.4.5'.B2:'etcd 0.4.5'.B8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934.36">
                <text:p>934.36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1637.288">
                <text:p>1637.288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2519.716">
                <text:p>2519.716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3325.1">
                <text:p>3325.1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3417.092">
                <text:p>3417.092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5094.072">
                <text:p>5094.07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2cm" svg:height="9.005cm" xlink:href=".." xlink:type="simple" chart:class="chart:bar" chart:style-name="ch1">
        <chart:title svg:x="5.219cm" svg:y="0.316cm" chart:style-name="ch2">
          <text:p>Populating Projects at Scale</text:p>
        </chart:title>
        <chart:legend chart:legend-position="bottom" svg:x="3.5cm" svg:y="8.222cm" style:legend-expansion="wide" chart:style-name="ch3"/>
        <chart:plot-area chart:style-name="ch4" table:cell-range-address="'etcd 0.5.0-alpha.0'.A1:'etcd 0.5.0-alpha.0'.C9" chart:data-source-has-labels="both" svg:x="1.331cm" svg:y="1.635cm" svg:width="14.031cm" svg:height="5.426cm">
          <chartooo:coordinate-region svg:x="2.323cm" svg:y="1.834cm" svg:width="13.039cm" svg:height="4.58cm"/>
          <chart:axis chart:dimension="x" chart:name="primary-x" chart:style-name="ch5" chartooo:axis-type="auto">
            <chartooo:date-scale/>
            <chart:title svg:x="7.693cm" svg:y="7.241cm" chart:style-name="ch6">
              <text:p>Projects</text:p>
            </chart:title>
            <chart:categories table:cell-range-address="'etcd 0.5.0-alpha.0'.A2:'etcd 0.5.0-alpha.0'.A9"/>
          </chart:axis>
          <chart:axis chart:dimension="y" chart:name="primary-y" chart:style-name="ch7">
            <chart:title svg:x="0.451cm" svg:y="4.63cm" chart:style-name="ch8">
              <text:p>MB</text:p>
            </chart:title>
            <chart:grid chart:style-name="ch9" chart:class="major"/>
          </chart:axis>
          <chart:series chart:style-name="ch10" chart:values-cell-range-address="'etcd 0.5.0-alpha.0'.B2:'etcd 0.5.0-alpha.0'.B9" chart:label-cell-address="'etcd 0.5.0-alpha.0'.B1:'etcd 0.5.0-alpha.0'.B1" chart:class="chart:bar">
            <chart:data-point chart:repeated="8"/>
          </chart:series>
          <chart:series chart:style-name="ch11" chart:values-cell-range-address="'etcd 0.5.0-alpha.0'.C2:'etcd 0.5.0-alpha.0'.C9" chart:label-cell-address="'etcd 0.5.0-alpha.0'.C1:'etcd 0.5.0-alpha.0'.C1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tcd Memory Usage (MB)</text:p>
                <draw:g>
                  <svg:desc>'etcd 0.5.0-alpha.0'.B1:'etcd 0.5.0-alpha.0'.B1</svg:desc>
                </draw:g>
              </table:table-cell>
              <table:table-cell office:value-type="string">
                <text:p>Etcd Snapshot Size (MB)</text:p>
                <draw:g>
                  <svg:desc>'etcd 0.5.0-alpha.0'.C1:'etcd 0.5.0-alpha.0'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etcd 0.5.0-alpha.0'.A2:'etcd 0.5.0-alpha.0'.A9</svg:desc>
                </draw:g>
              </table:table-cell>
              <table:table-cell office:value-type="float" office:value="0">
                <text:p>0</text:p>
                <draw:g>
                  <svg:desc>'etcd 0.5.0-alpha.0'.B2:'etcd 0.5.0-alpha.0'.B9</svg:desc>
                </draw:g>
              </table:table-cell>
              <table:table-cell office:value-type="float" office:value="0">
                <text:p>0</text:p>
                <draw:g>
                  <svg:desc>'etcd 0.5.0-alpha.0'.C2:'etcd 0.5.0-alpha.0'.C9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802.252">
                <text:p>802.25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1498.384">
                <text:p>1498.38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3007.176">
                <text:p>3007.17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3200.48">
                <text:p>3200.48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2cm" svg:height="9.006cm" xlink:href=".." xlink:type="simple" chart:class="chart:bar" chart:style-name="ch1">
        <chart:title svg:x="6.026cm" svg:y="0.316cm" chart:style-name="ch2">
          <text:p>Etcd Snapshot Size</text:p>
        </chart:title>
        <chart:legend chart:legend-position="end" svg:x="11.331cm" svg:y="4.204cm" style:legend-expansion="high" chart:style-name="ch3"/>
        <chart:plot-area chart:style-name="ch4" table:cell-range-address="'etcd 0.5.0-alpha.0'.A2:'etcd 0.5.0-alpha.0'.A9 'etcd 0.5.0-alpha.0'.C1:'etcd 0.5.0-alpha.0'.C9" chart:data-source-has-labels="both" svg:x="1.331cm" svg:y="1.635cm" svg:width="9.36cm" svg:height="6.21cm">
          <chartooo:coordinate-region svg:x="2.138cm" svg:y="1.834cm" svg:width="8.553cm" svg:height="4.966cm"/>
          <chart:axis chart:dimension="x" chart:name="primary-x" chart:style-name="ch5" chartooo:axis-type="auto">
            <chartooo:date-scale/>
            <chart:title svg:x="5.358cm" svg:y="8.025cm" chart:style-name="ch6">
              <text:p>Projects</text:p>
            </chart:title>
            <chart:categories table:cell-range-address="'etcd 0.5.0-alpha.0'.A2:'etcd 0.5.0-alpha.0'.A9"/>
          </chart:axis>
          <chart:axis chart:dimension="y" chart:name="primary-y" chart:style-name="ch7">
            <chart:title svg:x="0.451cm" svg:y="5.022cm" chart:style-name="ch8">
              <text:p>MB</text:p>
            </chart:title>
            <chart:grid chart:style-name="ch9" chart:class="major"/>
          </chart:axis>
          <chart:series chart:style-name="ch10" chart:values-cell-range-address="'etcd 0.5.0-alpha.0'.C2:'etcd 0.5.0-alpha.0'.C9" chart:label-cell-address="'etcd 0.5.0-alpha.0'.C1:'etcd 0.5.0-alpha.0'.C1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tcd Snapshot Size (MB)</text:p>
                <draw:g>
                  <svg:desc>'etcd 0.5.0-alpha.0'.C1:'etcd 0.5.0-alpha.0'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etcd 0.5.0-alpha.0'.A2:'etcd 0.5.0-alpha.0'.A9</svg:desc>
                </draw:g>
              </table:table-cell>
              <table:table-cell office:value-type="float" office:value="0">
                <text:p>0</text:p>
                <draw:g>
                  <svg:desc>'etcd 0.5.0-alpha.0'.C2:'etcd 0.5.0-alpha.0'.C9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2cm" svg:height="9.006cm" xlink:href=".." xlink:type="simple" chart:class="chart:bar" chart:style-name="ch1">
        <chart:title svg:x="4.214cm" svg:y="0.316cm" chart:style-name="ch2">
          <text:p>Etcd Memory Usage during Population</text:p>
        </chart:title>
        <chart:legend chart:legend-position="end" svg:x="11.252cm" svg:y="4.204cm" style:legend-expansion="high" chart:style-name="ch3"/>
        <chart:plot-area chart:style-name="ch4" table:cell-range-address="'etcd 0.5.0-alpha.0'.A1:'etcd 0.5.0-alpha.0'.B8" chart:data-source-has-labels="both" svg:x="1.331cm" svg:y="1.635cm" svg:width="9.281cm" svg:height="6.21cm">
          <chartooo:coordinate-region svg:x="2.323cm" svg:y="1.834cm" svg:width="8.289cm" svg:height="5.364cm"/>
          <chart:axis chart:dimension="x" chart:name="primary-x" chart:style-name="ch5" chartooo:axis-type="auto">
            <chartooo:date-scale/>
            <chart:title svg:x="5.318cm" svg:y="8.025cm" chart:style-name="ch6">
              <text:p>Projects</text:p>
            </chart:title>
            <chart:categories table:cell-range-address="'etcd 0.5.0-alpha.0'.A2:'etcd 0.5.0-alpha.0'.A8"/>
          </chart:axis>
          <chart:axis chart:dimension="y" chart:name="primary-y" chart:style-name="ch7">
            <chart:title svg:x="0.451cm" svg:y="5.022cm" chart:style-name="ch8">
              <text:p>MB</text:p>
            </chart:title>
            <chart:grid chart:style-name="ch9" chart:class="major"/>
          </chart:axis>
          <chart:series chart:style-name="ch10" chart:values-cell-range-address="'etcd 0.5.0-alpha.0'.B2:'etcd 0.5.0-alpha.0'.B8" chart:label-cell-address="'etcd 0.5.0-alpha.0'.B1:'etcd 0.5.0-alpha.0'.B1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tcd Memory Usage (MB)</text:p>
                <draw:g>
                  <svg:desc>'etcd 0.5.0-alpha.0'.B1:'etcd 0.5.0-alpha.0'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etcd 0.5.0-alpha.0'.A2:'etcd 0.5.0-alpha.0'.A8</svg:desc>
                </draw:g>
              </table:table-cell>
              <table:table-cell office:value-type="float" office:value="0">
                <text:p>0</text:p>
                <draw:g>
                  <svg:desc>'etcd 0.5.0-alpha.0'.B2:'etcd 0.5.0-alpha.0'.B8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802.252">
                <text:p>802.252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1498.384">
                <text:p>1498.384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3007.176">
                <text:p>3007.176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3200.48">
                <text:p>3200.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